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5d16" officeooo:paragraph-rsid="00085d16"/>
    </style:style>
    <style:style style:name="P2" style:family="paragraph" style:parent-style-name="Standard">
      <style:text-properties fo:font-weight="bold" officeooo:rsid="00085d16" officeooo:paragraph-rsid="00085d1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se are the commands to install the paper icon pack for Ubuntu, and to customize Ubuntu to the EthanOS expansion pack.</text:p>
      <text:p text:style-name="P1"/>
      <text:p text:style-name="P1">s<text:span text:style-name="T1">udo add-apt-repository ppa:snwh/pulp</text:span></text:p>
      <text:p text:style-name="P2"/>
      <text:p text:style-name="P2">sudo apt-get update</text:p>
      <text:p text:style-name="P2"/>
      <text:p text:style-name="P2">sudo apt-get install paper-gtk-theme</text:p>
      <text:p text:style-name="P2"/>
      <text:p text:style-name="P2">sudo apt-get install paper-icon-them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Now go into appearance settings and press "customize"</text:p>
      <text:p text:style-name="P1">Select "Blue-Submarine" for controls.</text:p>
      <text:p text:style-name="P1">Leave Colors at their default settings.</text:p>
      <text:p text:style-name="P1">Change your Window border to "ContrastHighInverse".</text:p>
      <text:p text:style-name="P1">Change icons to "Paper".</text:p>
      <text:p text:style-name="P1">Change pointer to "DMZ (Black)".</text:p>
      <text:p text:style-name="P1">Open "MATE Tweak"</text:p>
      <text:p text:style-name="P1">Click "Interface"</text:p>
      <text:p text:style-name="P1">Click the selection in the "Panels" section and switch it to "Mutiny"</text:p>
      <text:p text:style-name="P1">Click "Windows"</text:p>
      <text:p text:style-name="P1">Go to the selection in the "Apperance" section and switch it to "Contemporary (Left)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22:00:27.831492755</meta:creation-date>
    <dc:date>2016-12-16T22:02:11.373388792</dc:date>
    <meta:editing-duration>PT1M44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2" meta:paragraph-count="16" meta:word-count="101" meta:character-count="689" meta:non-whitespace-character-count="604"/>
  </office:meta>
</office:document-meta>
</file>